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300000A8CC84A8024.png" manifest:media-type="image/png"/>
  <manifest:file-entry manifest:full-path="Pictures/100000000000054600000A8C8EEDBA4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54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1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text-properties fo:color="#389826" loext:opacity="100%" style:font-name="Liberation Serif"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389826" loext:opacity="100%" style:font-name="Liberation Serif" fo:font-weight="bold" style:font-weight-asian="bold" style:font-weight-complex="bold"/>
    </style:style>
    <style:style style:name="P6" style:family="paragraph">
      <style:text-properties fo:color="#4063d8" loext:opacity="100%" style:font-name="Liberation Serif" fo:font-weight="bold" style:font-weight-asian="bold" style:font-weight-complex="bold"/>
    </style:style>
    <style:style style:name="P7" style:family="paragraph">
      <loext:graphic-properties draw:fill="none" draw:fill-color="#ffffff"/>
      <style:text-properties fo:color="#4063d8" loext:opacity="100%" style:font-name="Liberation Serif" fo:font-weight="bold" style:font-weight-asian="bold" style:font-weight-complex="bold"/>
    </style:style>
    <style:style style:name="P8" style:family="paragraph">
      <style:text-properties fo:color="#cb3c33" loext:opacity="100%" style:font-name="Liberation Serif"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cb3c33" loext:opacity="100%" style:font-name="Liberation Serif" fo:font-weight="bold" style:font-weight-asian="bold" style:font-weight-complex="bold"/>
    </style:style>
    <style:style style:name="P10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Sans" fo:font-size="12pt" style:font-name-asian="Liberation Sans" style:font-size-asian="12pt" style:font-name-complex="Liberation Sans" style:font-size-complex="12pt"/>
    </style:style>
    <style:style style:name="T3" style:family="text">
      <style:text-properties style:text-position="sub 58%" style:font-name="Liberation Sans1" fo:font-size="12pt" style:font-name-asian="Liberation Sans" style:font-size-asian="12pt" style:font-name-complex="Liberation Sans" style:font-size-complex="12pt"/>
    </style:style>
    <style:style style:name="T4" style:family="text">
      <style:text-properties fo:color="#389826" loext:opacity="100%" style:font-name="Liberation Serif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4063d8" loext:opacity="100%" style:font-name="Liberation Serif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cb3c33" loext:opacity="100%" style:font-name="Liberation Serif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429cm" svg:height="22.859cm" svg:x="1.93cm" svg:y="2.663cm">
          <draw:image xlink:href="Pictures/100000000000054600000A8C8EEDBA40.png" xlink:type="simple" xlink:show="embed" xlink:actuate="onLoad" draw:mime-type="image/png">
            <text:p/>
          </draw:image>
        </draw:frame>
        <draw:frame draw:style-name="gr2" draw:text-style-name="P3" draw:layer="layout" svg:width="3.492cm" svg:height="0.962cm" draw:transform="rotate (1.5707963267949) translate (1.353cm 5.075cm)">
          <draw:text-box>
            <text:p text:style-name="P2"><text:span text:style-name="T1">A</text:span><text:span text:style-name="T1">M</text:span><text:span text:style-name="T1">P </text:span><text:span text:style-name="T1">(d</text:span><text:span text:style-name="T1">B)</text:span></text:p>
          </draw:text-box>
        </draw:frame>
        <draw:frame draw:style-name="gr2" draw:text-style-name="P3" draw:layer="layout" svg:width="3.492cm" svg:height="0.962cm" draw:transform="rotate (1.5707963267949) translate (1.353cm 7.875cm)">
          <draw:text-box>
            <text:p text:style-name="P2"><text:span text:style-name="T1">S</text:span><text:span text:style-name="T1">P</text:span><text:span text:style-name="T1">F </text:span><text:span text:style-name="T1">(k</text:span><text:span text:style-name="T1">H</text:span><text:span text:style-name="T1">z)</text:span></text:p>
          </draw:text-box>
        </draw:frame>
        <draw:frame draw:style-name="gr2" draw:text-style-name="P3" draw:layer="layout" svg:width="3.492cm" svg:height="0.962cm" draw:transform="rotate (1.5707963267949) translate (1.353cm 10.375cm)">
          <draw:text-box>
            <text:p text:style-name="P2"><text:span text:style-name="T1">L</text:span><text:span text:style-name="T1">F </text:span><text:span text:style-name="T1">TI</text:span><text:span text:style-name="T1">L</text:span><text:span text:style-name="T1">T</text:span></text:p>
          </draw:text-box>
        </draw:frame>
        <draw:frame draw:style-name="gr2" draw:text-style-name="P3" draw:layer="layout" svg:width="3.492cm" svg:height="0.962cm" draw:transform="rotate (1.5707963267949) translate (1.353cm 13.175cm)">
          <draw:text-box>
            <text:p text:style-name="P2"><text:span text:style-name="T1">H</text:span><text:span text:style-name="T1">F </text:span><text:span text:style-name="T1">TI</text:span><text:span text:style-name="T1">L</text:span><text:span text:style-name="T1">T</text:span></text:p>
          </draw:text-box>
        </draw:frame>
        <draw:frame draw:style-name="gr2" draw:text-style-name="P3" draw:layer="layout" svg:width="3.492cm" svg:height="0.962cm" draw:transform="rotate (1.5707963267949) translate (1.353cm 15.975cm)">
          <draw:text-box>
            <text:p text:style-name="P2"><text:span text:style-name="T2">μ</text:span><text:span text:style-name="T3">1</text:span><text:span text:style-name="T1"> </text:span><text:span text:style-name="T1">(k</text:span><text:span text:style-name="T1">H</text:span><text:span text:style-name="T1">z)</text:span></text:p>
          </draw:text-box>
        </draw:frame>
        <draw:frame draw:style-name="gr2" draw:text-style-name="P3" draw:layer="layout" svg:width="3.492cm" svg:height="0.962cm" draw:transform="rotate (1.5707963267949) translate (1.353cm 18.775cm)">
          <draw:text-box>
            <text:p text:style-name="P2"><text:span text:style-name="T2">μ</text:span><text:span text:style-name="T3">2</text:span><text:span text:style-name="T1"> </text:span><text:span text:style-name="T1">(k</text:span><text:span text:style-name="T1">H</text:span><text:span text:style-name="T1">z)</text:span></text:p>
          </draw:text-box>
        </draw:frame>
        <draw:frame draw:style-name="gr2" draw:text-style-name="P3" draw:layer="layout" svg:width="3.492cm" svg:height="0.962cm" draw:transform="rotate (1.5707963267949) translate (1.353cm 20.975cm)">
          <draw:text-box>
            <text:p text:style-name="P2"><text:span text:style-name="T2">μ</text:span><text:span text:style-name="T3">3</text:span></text:p>
          </draw:text-box>
        </draw:frame>
        <draw:frame draw:style-name="gr2" draw:text-style-name="P3" draw:layer="layout" svg:width="3.492cm" svg:height="0.962cm" draw:transform="rotate (1.5707963267949) translate (1.353cm 23.775cm)">
          <draw:text-box>
            <text:p text:style-name="P2"><text:span text:style-name="T2">μ</text:span><text:span text:style-name="T3">4</text:span></text:p>
          </draw:text-box>
        </draw:frame>
        <draw:frame draw:style-name="gr3" draw:text-style-name="P5" draw:layer="layout" svg:width="0.952cm" svg:height="0.793cm" svg:x="3.105cm" svg:y="3.322cm">
          <draw:text-box>
            <text:p text:style-name="P4"><text:span text:style-name="T4">a</text:span></text:p>
          </draw:text-box>
        </draw:frame>
        <draw:frame draw:style-name="gr3" draw:text-style-name="P5" draw:layer="layout" svg:width="0.952cm" svg:height="0.793cm" svg:x="8.705cm" svg:y="3.423cm">
          <draw:text-box>
            <text:p text:style-name="P4"><text:span text:style-name="T4">a</text:span></text:p>
          </draw:text-box>
        </draw:frame>
        <draw:frame draw:style-name="gr3" draw:text-style-name="P5" draw:layer="layout" svg:width="0.952cm" svg:height="0.793cm" svg:x="11.305cm" svg:y="6.224cm">
          <draw:text-box>
            <text:p text:style-name="P4"><text:span text:style-name="T4">a</text:span></text:p>
          </draw:text-box>
        </draw:frame>
        <draw:frame draw:style-name="gr3" draw:text-style-name="P5" draw:layer="layout" svg:width="0.952cm" svg:height="0.793cm" svg:x="5.505cm" svg:y="6.325cm">
          <draw:text-box>
            <text:p text:style-name="P4"><text:span text:style-name="T4">a</text:span></text:p>
          </draw:text-box>
        </draw:frame>
        <draw:frame draw:style-name="gr3" draw:text-style-name="P5" draw:layer="layout" svg:width="0.952cm" svg:height="0.793cm" svg:x="3.105cm" svg:y="8.426cm">
          <draw:text-box>
            <text:p text:style-name="P4"><text:span text:style-name="T4">a</text:span></text:p>
          </draw:text-box>
        </draw:frame>
        <draw:frame draw:style-name="gr3" draw:text-style-name="P5" draw:layer="layout" svg:width="0.952cm" svg:height="0.793cm" svg:x="8.605cm" svg:y="8.427cm">
          <draw:text-box>
            <text:p text:style-name="P4"><text:span text:style-name="T4">a</text:span></text:p>
          </draw:text-box>
        </draw:frame>
        <draw:frame draw:style-name="gr3" draw:text-style-name="P5" draw:layer="layout" svg:width="0.952cm" svg:height="0.793cm" svg:x="8.605cm" svg:y="12.128cm">
          <draw:text-box>
            <text:p text:style-name="P4"><text:span text:style-name="T4">a</text:span></text:p>
          </draw:text-box>
        </draw:frame>
        <draw:frame draw:style-name="gr3" draw:text-style-name="P5" draw:layer="layout" svg:width="0.952cm" svg:height="0.793cm" svg:x="2.805cm" svg:y="12.129cm">
          <draw:text-box>
            <text:p text:style-name="P4"><text:span text:style-name="T4">a</text:span></text:p>
          </draw:text-box>
        </draw:frame>
        <draw:frame draw:style-name="gr3" draw:text-style-name="P5" draw:layer="layout" svg:width="0.952cm" svg:height="0.793cm" svg:x="5.405cm" svg:y="14.83cm">
          <draw:text-box>
            <text:p text:style-name="P4"><text:span text:style-name="T4">a</text:span></text:p>
          </draw:text-box>
        </draw:frame>
        <draw:frame draw:style-name="gr3" draw:text-style-name="P5" draw:layer="layout" svg:width="0.952cm" svg:height="0.793cm" svg:x="11.005cm" svg:y="14.931cm">
          <draw:text-box>
            <text:p text:style-name="P4"><text:span text:style-name="T4">a</text:span></text:p>
          </draw:text-box>
        </draw:frame>
        <draw:frame draw:style-name="gr3" draw:text-style-name="P7" draw:layer="layout" svg:width="0.952cm" svg:height="0.793cm" svg:x="3.905cm" svg:y="3.523cm">
          <draw:text-box>
            <text:p text:style-name="P6"><text:span text:style-name="T5">p</text:span></text:p>
          </draw:text-box>
        </draw:frame>
        <draw:frame draw:style-name="gr3" draw:text-style-name="P7" draw:layer="layout" svg:width="0.952cm" svg:height="0.793cm" svg:x="10.205cm" svg:y="2.624cm">
          <draw:text-box>
            <text:p text:style-name="P6"><text:span text:style-name="T5">p</text:span></text:p>
          </draw:text-box>
        </draw:frame>
        <draw:frame draw:style-name="gr3" draw:text-style-name="P7" draw:layer="layout" svg:width="0.952cm" svg:height="0.793cm" svg:x="9.105cm" svg:y="5.925cm">
          <draw:text-box>
            <text:p text:style-name="P6"><text:span text:style-name="T5">p</text:span></text:p>
          </draw:text-box>
        </draw:frame>
        <draw:frame draw:style-name="gr3" draw:text-style-name="P7" draw:layer="layout" svg:width="0.952cm" svg:height="0.793cm" svg:x="3.305cm" svg:y="5.926cm">
          <draw:text-box>
            <text:p text:style-name="P6"><text:span text:style-name="T5">p</text:span></text:p>
          </draw:text-box>
        </draw:frame>
        <draw:frame draw:style-name="gr3" draw:text-style-name="P7" draw:layer="layout" svg:width="0.952cm" svg:height="0.793cm" svg:x="3.505cm" svg:y="8.927cm">
          <draw:text-box>
            <text:p text:style-name="P6"><text:span text:style-name="T5">p</text:span></text:p>
          </draw:text-box>
        </draw:frame>
        <draw:frame draw:style-name="gr3" draw:text-style-name="P7" draw:layer="layout" svg:width="0.952cm" svg:height="0.793cm" svg:x="10.405cm" svg:y="8.428cm">
          <draw:text-box>
            <text:p text:style-name="P6"><text:span text:style-name="T5">p</text:span></text:p>
          </draw:text-box>
        </draw:frame>
        <draw:frame draw:style-name="gr3" draw:text-style-name="P7" draw:layer="layout" svg:width="0.952cm" svg:height="0.793cm" svg:x="10.705cm" svg:y="11.729cm">
          <draw:text-box>
            <text:p text:style-name="P6"><text:span text:style-name="T5">p</text:span></text:p>
          </draw:text-box>
        </draw:frame>
        <draw:frame draw:style-name="gr3" draw:text-style-name="P7" draw:layer="layout" svg:width="0.952cm" svg:height="0.793cm" svg:x="4.805cm" svg:y="11.33cm">
          <draw:text-box>
            <text:p text:style-name="P6"><text:span text:style-name="T5">p</text:span></text:p>
          </draw:text-box>
        </draw:frame>
        <draw:frame draw:style-name="gr3" draw:text-style-name="P7" draw:layer="layout" svg:width="0.952cm" svg:height="0.793cm" svg:x="3.605cm" svg:y="14.131cm">
          <draw:text-box>
            <text:p text:style-name="P6"><text:span text:style-name="T5">p</text:span></text:p>
          </draw:text-box>
        </draw:frame>
        <draw:frame draw:style-name="gr3" draw:text-style-name="P7" draw:layer="layout" svg:width="0.952cm" svg:height="0.793cm" svg:x="9.205cm" svg:y="14.032cm">
          <draw:text-box>
            <text:p text:style-name="P6"><text:span text:style-name="T5">p</text:span></text:p>
          </draw:text-box>
        </draw:frame>
        <draw:frame draw:style-name="gr3" draw:text-style-name="P7" draw:layer="layout" svg:width="0.952cm" svg:height="0.793cm" svg:x="4.105cm" svg:y="17.133cm">
          <draw:text-box>
            <text:p text:style-name="P6"><text:span text:style-name="T5">p</text:span></text:p>
          </draw:text-box>
        </draw:frame>
        <draw:frame draw:style-name="gr3" draw:text-style-name="P7" draw:layer="layout" svg:width="0.952cm" svg:height="0.793cm" svg:x="11.105cm" svg:y="17.134cm">
          <draw:text-box>
            <text:p text:style-name="P6"><text:span text:style-name="T5">p</text:span></text:p>
          </draw:text-box>
        </draw:frame>
        <draw:frame draw:style-name="gr3" draw:text-style-name="P7" draw:layer="layout" svg:width="0.952cm" svg:height="0.793cm" svg:x="10.405cm" svg:y="20.335cm">
          <draw:text-box>
            <text:p text:style-name="P6"><text:span text:style-name="T5">p</text:span></text:p>
          </draw:text-box>
        </draw:frame>
        <draw:frame draw:style-name="gr3" draw:text-style-name="P7" draw:layer="layout" svg:width="0.952cm" svg:height="0.793cm" svg:x="4.805cm" svg:y="20.136cm">
          <draw:text-box>
            <text:p text:style-name="P6"><text:span text:style-name="T5">p</text:span></text:p>
          </draw:text-box>
        </draw:frame>
        <draw:frame draw:style-name="gr3" draw:text-style-name="P7" draw:layer="layout" svg:width="0.952cm" svg:height="0.793cm" svg:x="4.005cm" svg:y="22.237cm">
          <draw:text-box>
            <text:p text:style-name="P6"><text:span text:style-name="T5">p</text:span></text:p>
          </draw:text-box>
        </draw:frame>
        <draw:frame draw:style-name="gr3" draw:text-style-name="P7" draw:layer="layout" svg:width="0.952cm" svg:height="0.793cm" svg:x="9.805cm" svg:y="22.238cm">
          <draw:text-box>
            <text:p text:style-name="P6"><text:span text:style-name="T5">p</text:span></text:p>
          </draw:text-box>
        </draw:frame>
        <draw:frame draw:style-name="gr3" draw:text-style-name="P5" draw:layer="layout" svg:width="0.952cm" svg:height="0.793cm" svg:x="9.205cm" svg:y="17.132cm">
          <draw:text-box>
            <text:p text:style-name="P4"><text:span text:style-name="T4">a</text:span></text:p>
          </draw:text-box>
        </draw:frame>
        <draw:frame draw:style-name="gr3" draw:text-style-name="P5" draw:layer="layout" svg:width="0.952cm" svg:height="0.793cm" svg:x="5.505cm" svg:y="17.133cm">
          <draw:text-box>
            <text:p text:style-name="P4"><text:span text:style-name="T4">a</text:span></text:p>
          </draw:text-box>
        </draw:frame>
        <draw:frame draw:style-name="gr3" draw:text-style-name="P5" draw:layer="layout" svg:width="0.952cm" svg:height="0.793cm" svg:x="2.305cm" svg:y="19.934cm">
          <draw:text-box>
            <text:p text:style-name="P4"><text:span text:style-name="T4">a</text:span></text:p>
          </draw:text-box>
        </draw:frame>
        <draw:frame draw:style-name="gr3" draw:text-style-name="P5" draw:layer="layout" svg:width="0.952cm" svg:height="0.793cm" svg:x="8.105cm" svg:y="19.835cm">
          <draw:text-box>
            <text:p text:style-name="P4"><text:span text:style-name="T4">a</text:span></text:p>
          </draw:text-box>
        </draw:frame>
        <draw:frame draw:style-name="gr3" draw:text-style-name="P5" draw:layer="layout" svg:width="0.952cm" svg:height="0.793cm" svg:x="5.705cm" svg:y="22.536cm">
          <draw:text-box>
            <text:p text:style-name="P4"><text:span text:style-name="T4">a</text:span></text:p>
          </draw:text-box>
        </draw:frame>
        <draw:frame draw:style-name="gr3" draw:text-style-name="P5" draw:layer="layout" svg:width="0.952cm" svg:height="0.793cm" svg:x="11.505cm" svg:y="22.637cm">
          <draw:text-box>
            <text:p text:style-name="P4"><text:span text:style-name="T4">a</text:span></text:p>
          </draw:text-box>
        </draw:frame>
        <draw:frame draw:style-name="gr3" draw:text-style-name="P9" draw:layer="layout" svg:width="0.952cm" svg:height="0.793cm" svg:x="6.005cm" svg:y="3.524cm">
          <draw:text-box>
            <text:p text:style-name="P8"><text:span text:style-name="T6">r</text:span></text:p>
          </draw:text-box>
        </draw:frame>
        <draw:frame draw:style-name="gr3" draw:text-style-name="P9" draw:layer="layout" svg:width="0.952cm" svg:height="0.793cm" svg:x="11.705cm" svg:y="3.525cm">
          <draw:text-box>
            <text:p text:style-name="P8"><text:span text:style-name="T6">r</text:span></text:p>
          </draw:text-box>
        </draw:frame>
        <draw:frame draw:style-name="gr3" draw:text-style-name="P9" draw:layer="layout" svg:width="0.952cm" svg:height="0.793cm" svg:x="8.005cm" svg:y="5.926cm">
          <draw:text-box>
            <text:p text:style-name="P8"><text:span text:style-name="T6">r</text:span></text:p>
          </draw:text-box>
        </draw:frame>
        <draw:frame draw:style-name="gr3" draw:text-style-name="P9" draw:layer="layout" svg:width="0.952cm" svg:height="0.793cm" svg:x="2.405cm" svg:y="5.927cm">
          <draw:text-box>
            <text:p text:style-name="P8"><text:span text:style-name="T6">r</text:span></text:p>
          </draw:text-box>
        </draw:frame>
        <draw:frame draw:style-name="gr3" draw:text-style-name="P9" draw:layer="layout" svg:width="0.952cm" svg:height="0.793cm" svg:x="5.505cm" svg:y="8.928cm">
          <draw:text-box>
            <text:p text:style-name="P8"><text:span text:style-name="T6">r</text:span></text:p>
          </draw:text-box>
        </draw:frame>
        <draw:frame draw:style-name="gr3" draw:text-style-name="P9" draw:layer="layout" svg:width="0.952cm" svg:height="0.793cm" svg:x="11.405cm" svg:y="9.029cm">
          <draw:text-box>
            <text:p text:style-name="P8"><text:span text:style-name="T6">r</text:span></text:p>
          </draw:text-box>
        </draw:frame>
        <draw:frame draw:style-name="gr3" draw:text-style-name="P9" draw:layer="layout" svg:width="0.952cm" svg:height="0.793cm" svg:x="11.805cm" svg:y="11.63cm">
          <draw:text-box>
            <text:p text:style-name="P8"><text:span text:style-name="T6">r</text:span></text:p>
          </draw:text-box>
        </draw:frame>
        <draw:frame draw:style-name="gr3" draw:text-style-name="P9" draw:layer="layout" svg:width="0.952cm" svg:height="0.793cm" svg:x="5.905cm" svg:y="11.731cm">
          <draw:text-box>
            <text:p text:style-name="P8"><text:span text:style-name="T6">r</text:span></text:p>
          </draw:text-box>
        </draw:frame>
        <draw:frame draw:style-name="gr3" draw:text-style-name="P9" draw:layer="layout" svg:width="0.952cm" svg:height="0.793cm" svg:x="2.605cm" svg:y="14.432cm">
          <draw:text-box>
            <text:p text:style-name="P8"><text:span text:style-name="T6">r</text:span></text:p>
          </draw:text-box>
        </draw:frame>
        <draw:frame draw:style-name="gr3" draw:text-style-name="P9" draw:layer="layout" svg:width="0.952cm" svg:height="0.793cm" svg:x="8.205cm" svg:y="14.333cm">
          <draw:text-box>
            <text:p text:style-name="P8"><text:span text:style-name="T6">r</text:span></text:p>
          </draw:text-box>
        </draw:frame>
        <draw:frame draw:style-name="gr3" draw:text-style-name="P9" draw:layer="layout" svg:width="0.952cm" svg:height="0.793cm" svg:x="9.305cm" svg:y="17.634cm">
          <draw:text-box>
            <text:p text:style-name="P8"><text:span text:style-name="T6">r</text:span></text:p>
          </draw:text-box>
        </draw:frame>
        <draw:frame draw:style-name="gr3" draw:text-style-name="P9" draw:layer="layout" svg:width="0.952cm" svg:height="0.793cm" svg:x="3.105cm" svg:y="17.635cm">
          <draw:text-box>
            <text:p text:style-name="P8"><text:span text:style-name="T6">r</text:span></text:p>
          </draw:text-box>
        </draw:frame>
        <draw:frame draw:style-name="gr3" draw:text-style-name="P9" draw:layer="layout" svg:width="0.952cm" svg:height="0.793cm" svg:x="6.205cm" svg:y="20.336cm">
          <draw:text-box>
            <text:p text:style-name="P8"><text:span text:style-name="T6">r</text:span></text:p>
          </draw:text-box>
        </draw:frame>
        <draw:frame draw:style-name="gr3" draw:text-style-name="P9" draw:layer="layout" svg:width="0.952cm" svg:height="0.793cm" svg:x="11.905cm" svg:y="20.437cm">
          <draw:text-box>
            <text:p text:style-name="P8"><text:span text:style-name="T6">r</text:span></text:p>
          </draw:text-box>
        </draw:frame>
        <draw:frame draw:style-name="gr3" draw:text-style-name="P9" draw:layer="layout" svg:width="0.952cm" svg:height="0.793cm" svg:x="10.005cm" svg:y="23.138cm">
          <draw:text-box>
            <text:p text:style-name="P8"><text:span text:style-name="T6">r</text:span></text:p>
          </draw:text-box>
        </draw:frame>
        <draw:frame draw:style-name="gr3" draw:text-style-name="P9" draw:layer="layout" svg:width="0.952cm" svg:height="0.793cm" svg:x="4.305cm" svg:y="22.739cm">
          <draw:text-box>
            <text:p text:style-name="P8"><text:span text:style-name="T6">r</text:span></text:p>
          </draw:text-box>
        </draw:frame>
        <draw:frame draw:style-name="gr4" draw:text-style-name="P11" draw:layer="layout" svg:width="3.492cm" svg:height="0.962cm" svg:x="3.075cm" svg:y="2.052cm">
          <draw:text-box>
            <text:p text:style-name="P10"><text:span text:style-name="T7">V</text:span><text:span text:style-name="T7">C</text:span><text:span text:style-name="T7">V</text:span></text:p>
          </draw:text-box>
        </draw:frame>
        <draw:frame draw:style-name="gr4" draw:text-style-name="P11" draw:layer="layout" svg:width="3.492cm" svg:height="0.962cm" svg:x="8.675cm" svg:y="2.052cm">
          <draw:text-box>
            <text:p text:style-name="P10"><text:span text:style-name="T7">C</text:span><text:span text:style-name="T7">V</text:span></text:p>
          </draw:text-box>
        </draw:frame>
        <draw:frame draw:style-name="gr1" draw:text-style-name="P1" draw:layer="layout" svg:width="5.714cm" svg:height="22.859cm" svg:x="13.192cm" svg:y="2.651cm">
          <draw:image xlink:href="Pictures/10000000000002A300000A8CC84A8024.png" xlink:type="simple" xlink:show="embed" xlink:actuate="onLoad" draw:mime-type="image/png">
            <text:p/>
          </draw:image>
        </draw:frame>
        <draw:frame draw:style-name="gr4" draw:text-style-name="P11" draw:layer="layout" svg:width="3.492cm" svg:height="0.962cm" svg:x="14.675cm" svg:y="2.052cm">
          <draw:text-box>
            <text:p text:style-name="P10"><text:span text:style-name="T7">C</text:span><text:span text:style-name="T7">o</text:span><text:span text:style-name="T7">n</text:span><text:span text:style-name="T7">tr</text:span><text:span text:style-name="T7">a</text:span><text:span text:style-name="T7">st</text:span><text:span text:style-name="T7">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9T21:03:59.095973594</meta:creation-date>
    <dc:date>2025-11-30T19:34:20.694075024</dc:date>
    <meta:editing-duration>PT22H30M18S</meta:editing-duration>
    <meta:editing-cycles>10</meta:editing-cycles>
    <meta:generator>LibreOffice/25.8.2.2$Linux_X86_64 LibreOffice_project/580$Build-2</meta:generator>
    <meta:document-statistic meta:object-count="61"/>
  </office:meta>
</office:document-meta>
</file>